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ld name 12/24/2015 2:24 AM</text:p>
          </table:table-cell>
          <table:table-cell office:value-type="string" calcext:value-type="string">
            <text:p>new name</text:p>
          </table:table-cell>
          <table:table-cell office:value-type="string" calcext:value-type="string">
            <text:p>icon exists?</text:p>
          </table:table-cell>
          <table:table-cell office:value-type="string" calcext:value-type="string">
            <text:p>icon new name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OLBAR: BEZI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urve_cub_2_nodes.fcmacro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urve_cub_3_lines.fcmacro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urve_cub_4.fcmacro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rc_to_cubic.fcmacro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OLBAR: BEZOI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spl_cub_5l.fcmacro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zoid2n.fcmac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ezoid3l.fcmac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ezier to bezoid.fcmacro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rc_to_bezoid.fcmacro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OLBAR: SURFA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tch_cub_3or4.FCMacro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patch_poly_3or4.FCMacro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split_edge_of_face.fcmacro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atch_66cub_4.FCMacro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poly_66cub_4.FCMacro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OLBAR: UTILITI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lace_sketch.fcmacro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mid_edge points and tangents.fcmacr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heck aligned.fcmacr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query_curve_type.fcmacr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urvature_cubic_4.fcmacr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sect_curve_surface.fcmacro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3" office:value-type="string" calcext:value-type="string">
            <text:p>patch_cub_4.FCMacr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ketch placement scratch pad.fcmacr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sos and intersection scratchpad.fcmac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zCubic.py</text:p>
          </table:table-cell>
          <table:table-cell table:style-name="ce1" office:value-type="string" calcext:value-type="string">
            <text:p>NURBSlib_EVM.p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zCubic_curve(poles)</text:p>
          </table:table-cell>
          <table:table-cell table:style-name="ce1" office:value-type="string" calcext:value-type="string">
            <text:p>Bezier_Cubic_curve(pol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neCubic6P_curve(poles)</text:p>
          </table:table-cell>
          <table:table-cell table:style-name="ce1" office:value-type="string" calcext:value-type="string">
            <text:p>NURBS_Cubic_6P_curve(pol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Cubic_ddu(pole1, pole2)</text:p>
          </table:table-cell>
          <table:table-cell table:style-name="ce1" office:value-type="string" calcext:value-type="string">
            <text:p>Cubic_ddu(pole1, pole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Cubic_d2du2(pole1, pole2, pole3)</text:p>
          </table:table-cell>
          <table:table-cell table:style-name="ce1" office:value-type="string" calcext:value-type="string">
            <text:p>Cubic_d2du2(pole1, pole2, pole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Cubic_curvature(pole1, pole2, pole3)</text:p>
          </table:table-cell>
          <table:table-cell table:style-name="ce1" office:value-type="string" calcext:value-type="string">
            <text:p>Cubic_curvature(pole1, pole2, pole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ent_a_to_b(polesa,polesb)</text:p>
          </table:table-cell>
          <table:table-cell table:style-name="ce1" office:value-type="string" calcext:value-type="string">
            <text:p>orient_a_to_b(polesa,poles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_patch(c1,c2,c3,c4)</text:p>
          </table:table-cell>
          <table:table-cell office:value-type="string" calcext:value-type="string">
            <text:p>grid_44_quad(c1,c2,c3,c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_quad_patch(c1,c2,c3)</text:p>
          </table:table-cell>
          <table:table-cell office:value-type="string" calcext:value-type="string">
            <text:p>grid_44_tri(c2,c2,c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66_patch(c1,c2,c3,c4)</text:p>
          </table:table-cell>
          <table:table-cell office:value-type="string" calcext:value-type="string">
            <text:p>grid_66_quad(c1,c2,c3,c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_edge_poly(quad_patch)</text:p>
          </table:table-cell>
          <table:table-cell office:value-type="string" calcext:value-type="string">
            <text:p>poly_grid_44(grid_4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BiCubic_surf(quad_patch)</text:p>
          </table:table-cell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Cubic_patch(quad_patch)</text:p>
          </table:table-cell>
          <table:table-cell office:value-type="string" calcext:value-type="string">
            <text:p>Bezier_Bicubic_surf(grid_4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Cubic66_patch(quad66_patch)</text:p>
          </table:table-cell>
          <table:table-cell office:value-type="string" calcext:value-type="string">
            <text:p>NURBS_Cubic_66_surf(grid_66)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st_isect(curve, surf, u)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rve_surf_isect(curve, surf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02:19:38.943410930</meta:creation-date>
    <meta:generator>LibreOffice/4.2.8.2$Linux_X86_64 LibreOffice_project/420m0$Build-2</meta:generator>
    <dc:date>2015-12-24T06:37:46.878327286</dc:date>
    <meta:editing-duration>PT3H50M55S</meta:editing-duration>
    <meta:editing-cycles>3</meta:editing-cycles>
    <meta:document-statistic meta:table-count="1" meta:cell-count="63" meta:object-count="0"/>
  </office:meta>
</office:document-meta>
</file>